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style:font-name="sans-serif" fo:font-size="9.75pt"/>
    </style:style>
    <style:style style:name="T1" style:family="text">
      <style:text-properties style:font-name="sans-serif" fo:font-size="9.7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main goal of the course CPSC 439/539 is to learn software engineering by doing it. Most</text:p>
      <text:p text:style-name="P2">of your grade in the course depends on a large team project. To start, write a 1-2 page project</text:p>
      <text:p text:style-name="P2">proposal: What software system would you like to build, and why? You should try to find</text:p>
      <text:p text:style-name="P2">somebody (the “customer”) who would be interested in using this software system. The cus-</text:p>
      <text:p text:style-name="P2">tomer should help refine the specifications, and should provide feedback (to you) over the</text:p>
      <text:p text:style-name="P2">course of the project.</text:p>
      <text:p text:style-name="P2">Your initial proposal should include:</text:p>
      <text:p text:style-name="P1">• <text:span text:style-name="T1">a title</text:span></text:p>
      <text:p text:style-name="P1">• <text:span text:style-name="T1">a list of team members</text:span></text:p>
      <text:p text:style-name="P1">• <text:span text:style-name="T1">a description of what problem the system would solve and why this problem is impor-</text:span></text:p>
      <text:p text:style-name="P2">tant (and exciting)</text:p>
      <text:p text:style-name="P1">• <text:span text:style-name="T1">who is your customer, who will test your system</text:span></text:p>
      <text:p text:style-name="P1">• <text:span text:style-name="T1">a description of what the system would do</text:span></text:p>
      <text:p text:style-name="P1">• <text:span text:style-name="T1">how will you test the system, and how will you demo it</text:span></text:p>
      <text:p text:style-name="P1">• <text:span text:style-name="T1">a brief justification that the proposal is neither too easy nor too ambitious for your team</text:span></text:p>
      <text:p text:style-name="P2">to undertake in nine weeks. Remember that your project is not only programming: it</text:p>
      <text:p text:style-name="P2">requires writing specification, design and planning, programming, and testing. You</text:p>
      <text:p text:style-name="P2">should avoid projects that are too easy. One way to ensure that the project is not too</text:p>
      <text:p text:style-name="P2">hard, is to have intermediate sets of features where one could stop if running out of</text:p>
      <text:p text:style-name="P2">time. For projects that might seem too hard, please sketch the major tasks, so that we</text:p>
      <text:p text:style-name="P2">can judge that something can be achieved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ans-serif" svg:font-family="sans-serif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4-02-25T14:51:12</meta:creation-date>
    <dc:date>2014-02-25T14:51:51</dc:date>
    <meta:editing-duration>P0D</meta:editing-duration>
    <meta:editing-cycles>1</meta:editing-cycles>
    <meta:document-statistic meta:table-count="0" meta:image-count="0" meta:object-count="0" meta:page-count="1" meta:paragraph-count="21" meta:word-count="246" meta:character-count="1351" meta:non-whitespace-character-count="1126"/>
    <meta:generator>LibreOffice/3.6$Linux_X86_64 LibreOffice_project/360m1$Build-304</meta:generator>
  </office:meta>
</office:document-meta>
</file>